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Helvetica, sans-serif"/>
    <style:font-face style:name="Open Sans" svg:font-family="'Open Sans', serif"/>
    <style:font-face style:name="sans-serif" svg:font-family="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Arial1" fo:letter-spacing="normal" fo:font-style="normal" fo:font-weight="normal"/>
    </style:style>
    <style:style style:name="T3" style:family="text">
      <style:text-properties fo:font-variant="normal" fo:text-transform="none" fo:color="#333333" style:font-name="Arial1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333333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style:font-name="Open Sans" fo:letter-spacing="normal" fo:font-style="normal" fo:font-weight="normal"/>
    </style:style>
    <style:style style:name="T8" style:family="text">
      <style:text-properties fo:font-variant="normal" fo:text-transform="none" fo:color="#000000" style:font-name="Open Sans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303030" style:font-name="Arial2" fo:font-size="9pt" fo:letter-spacing="normal" fo:font-style="normal" fo:font-weight="normal"/>
    </style:style>
    <style:style style:name="T12" style:family="text">
      <style:text-properties fo:font-variant="normal" fo:text-transform="none" fo:color="#303030" style:font-name="Arial2" fo:letter-spacing="normal" fo:font-style="normal" fo:font-weight="normal"/>
    </style:style>
    <style:style style:name="T13" style:family="text">
      <style:text-properties fo:font-variant="normal" fo:text-transform="none" fo:color="#303030" style:font-name="Arial2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303030" fo:letter-spacing="normal" fo:font-style="normal" fo:font-weight="normal"/>
    </style:style>
    <style:style style:name="T15" style:family="text">
      <style:text-properties fo:font-variant="normal" fo:text-transform="none" fo:color="#202122" style:font-name="Open Sans" fo:font-size="10.5pt" fo:letter-spacing="normal" fo:font-style="normal" fo:font-weight="normal"/>
    </style:style>
    <style:style style:name="T16" style:family="text">
      <style:text-properties fo:font-variant="normal" fo:text-transform="none" fo:color="#202122" style:font-name="Open Sans" fo:letter-spacing="normal" fo:font-style="normal" fo:font-weight="normal"/>
    </style:style>
    <style:style style:name="T17" style:family="text">
      <style:text-properties fo:font-variant="normal" fo:text-transform="none" fo:color="#202122" style:font-name="Open Sans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19" style:family="text">
      <style:text-properties fo:font-variant="normal" fo:text-transform="none" fo:color="#202122" style:font-name="sans-serif" fo:letter-spacing="normal" fo:font-style="normal" fo:font-weight="normal"/>
    </style:style>
    <style:style style:name="T20" style:family="text">
      <style:text-properties fo:font-variant="normal" fo:text-transform="none" fo:color="#202122" style:font-name="sans-serif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202122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202122" fo:letter-spacing="normal" fo:font-style="normal" fo:font-weight="normal"/>
    </style:style>
    <style:style style:name="T23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24" style:family="text">
      <style:text-properties fo:font-variant="normal" fo:text-transform="none" fo:color="#0645ad" style:text-line-through-style="none" style:font-name="sans-serif" fo:letter-spacing="normal" fo:font-style="normal" style:text-underline-style="none" fo:font-weight="normal" style:text-blinking="false" fo:background-color="#ffffff"/>
    </style:style>
    <style:style style:name="T25" style:family="text">
      <style:text-properties fo:font-variant="normal" fo:text-transform="none" fo:color="#0645ad" style:text-line-through-style="none" style:font-name="sans-serif" fo:font-size="14pt" fo:letter-spacing="normal" fo:font-style="normal" style:text-underline-style="none" fo:font-weight="normal" style:text-blinking="false" fo:background-color="#ffffff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 Hieronim Derdowski</text:p>
      <text:p text:style-name="P2"><text:span text:style-name="T4">Urodził się 9 marca 1852 r. w miejscowości Wiele na Kaszubach. </text:span><text:span text:style-name="T9">Kształcił się najpierw w szkole powszechnej w rodzinnej wsi, a potem w gimnazjach w następujących miastach: Kurzętniku, Chojnicach, Braniewie,</text:span><text:span text:style-name="T14"> w wieku 15 lat, wraz z dwoma kolegami porzuca szkołę i udaje się do Włoch, by stanąć w obronie nękanego przez Garibaldiego papieża Piusa IX. Zostaje zatrzymany w Padwie i w związku z brakiem dokumentów osadzony w areszcie za włóczęgostwo. Po trzech miesiącach wraca do Prus i uczy się w gimnazjum w Chełmnie, a następnie w Olsztynku, gdzie najprawdopodobniej złożył egzaminy maturalne.</text:span><text:span text:style-name="T9"> Zmiana szkół związana była ze skreślaniem go z listy „za różne figle i satyryczne wierszyki, ośmieszające jego niemieckich nauczycieli”.W 1870 r. został zmuszony przerwać naukę i zacząć pracować na własne utrzymanie. <text:s/>Po zakończeniu edukacji Hieronim najpierw znalazł zatrudnienie w księgarni Mieczysława Leitgebera w Poznaniu, potem pracował jako guwerner w różnych domach szlacheckich najpierw w Wielkopolsce, potem na Kaszubach. Pewna anegdota głosi , że podczas pobytu we Włoszech <text:s/>z powodu braku posiadania odpowiednich dokumentów trafił do więzienia. Nie mając środków na powrót do domu, wysłał stamtąd do rodziców list, którego autor powiadamiał ich o śmierci ich syna oraz prosił o przysłanie pieniędzy na zorganizowanie pogrzebu. Rodzice uwierzyli i pieniądze przysłali. Wedle anegdoty młodzieniec miał po trzech miesiącach powrócić do domu rodzinnego wraz ze swym wujem, do którego pojechał w pierwszej kolejności, a który miał pełnić rolę „tarczy przed ojcowskim gniewem”. W 1877 r. wyjechał do Paryża z zamiarem słuchania wykładów (prof. Chodźki o literaturze polskiej) w College de France. Po powrocie zamieszkał w Toruniu, gdzie znalazł zatrudnienie u Ignacego Danielewskiego, redaktora „Gazety Toruńskiej” i „Przyjaciela”.W 1880 r. Derdowski wydał (wcześniej częściowo drukowany w „Przyjacielu”) swój najsłynniejszy poemat o charakterze satyrycznym „O Panu Czorlińscim, co do Pucka po sece jachoł”. Opowiadał on o wyprawie zubożałego szlachcica, rybaka zamieszkałego w Chmielnie, do Pucka, po sieci. Za sprawą czarów Żyda Szmula, Czorliński bardzo długo tułał się po kaszubskiej ziemi, by wreszcie dotrzeć do Pucka. Tam jednak zamiast sfinalizować zakup, popłynął łodzią w kierunku półwyspu helskiego. A stamtąd z kolei wichura zepchnęła go w stronę przeciwną – do Jelitkowa, skąd – drogą lądową – m. in. przez Oliwę, Sopot, Gdynię i kilka kaszubskich wsi dotarł ponownie do Pucka, gdzie wreszcie nabył upragnione rybackie sieci. Ostatecznie Derdowski zdecydował się na wyjazd do Ameryki Północnej, uważanej przez Polaków w tamtym czasie za „Ziemię Obiecaną”. Wyemigrował w 1885 r. Przebywał najpierw w Chicago, a potem w Detroit, gdzie znalazł pracę w redakcji „Gazety Narodowej”. Przez jakiś czas mieszkał w Buffalo, potem w Nowym Jorku. Po powrocie do Detroit podjął pracę redaktora „Pielgrzyma Polskiego” – pisma początkowo o charakterze religijnym, potem bardziej świeckim i liberalnym. I tu nie zagrzał miejsca przez dłuższy czas, bowiem już w styczniu 1886 r. wyjechał z tego miasta. Ostatecznie osiadł na stałe w Winonie (w stanie Minnesota), w której w tamtym czasie mieszkało ok. 5 tys. Polaków (w tym 4 tys. Kaszubów). Tu założył rodzinę i tu przyczynił się do utworzenia polskiego czasopisma „Wiarus” (przez krótki czas wychodziło pod zmienionym tytułem „Katolik”), które wyrażało ideologię Związku Narodowego Polskiego. Jak wspomniałam, Derdowski w jakiś czas po przybyciu do Ameryki, ożenił się. Jego narzeczona pochodziła z Kaszub i poznał ją jeszcze w rodzinnych stronach. Nie mógł jej wówczas poślubić z uwagi na sprzeciw jej ojca. Kiedy ten zmarł, narzeczona postanowiła dołączyć do ukochanego. Zgodnie z kaszubską tradycją, na ślubnym kobiercu stanęła w czarnej sukni. Hieronim Derdowski zmarł 13 VIII 1902 r. w Winonie, w wieku pięćdziesięciu lat. Doznał paraliżu w wyniku wylewu. Został pochowany na na tamtejszym cmentarzu, gdzie jego grób znajduje się do dziś. Informacja o śmierci poety pojawiła się wówczas zarówno w polskiej prasie wydawanej w USA, jak i na ziemiach polskich. W „Gazecie Gdańskiej” napisano wtedy: „Niech odpoczywa w pokoju ten, który go nie znalazł za życia, porywany szalonym wirem życia, jak ptak ze skrzydłami wznoszący się talentem ponad poziom zwykły, a siłą konieczności do szarej rzeczywistości przykuwany.” 5 X 1931 r. w jego rodzinnym Wielu odsłonięto pomnik ku jego czci, z którego popiersie zostało zdemontowane i ukryte przez mieszkańców tuż po wybuchu II światowej. Uniknęło w ten sposób dewastacji ze strony Niemców. Pomnik został ponownie odsłonięty w 1958 r.Po II wojnie światowej Hieronim Derdowski został </text:span><text:soft-page-break/><text:span text:style-name="T9">patronem ulic w różnych miastach, nie tylko na Pomorzu oraz takich placówek oświatowych i kulturalnych. Ponadto Fundacja Naji Gochë od pewnego czasu przyznaje co roku dla upamiętnienia tzw. wojny palikowej (dotyczącej walki Kaszubów o ziemię w czasie wyznaczania linii granicznej pomiędzy Polską a Niemcami w 1920 r.) wyróżnienia, w tym Ryngraf – Pas Jedności Hieronima Derdowskiego działaczom związanym z tą fundacją oraz z Gochami (czyli mieszkańcami północno – zachodniego krańca powiatu chojnickiego) </text:span></text:p>
      <text:p text:style-name="P2"><text:span text:style-name="T9">J</text:span><text:span text:style-name="T22">est autorem powiedzeń "Nie ma Kaszeb bez Polonii, a bez Kaszeb Polsci", "Nigdë do zgubië nie przyńdą Kaszubë" oraz autorem Marsza Kaszubskiego. Jest też patronem I Liceum Ogólnokształcącego w Kartuzach oraz patronem Szkoły Podstawowej nr 5 w Chojnicach.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Helvetica, sans-serif"/>
    <style:font-face style:name="Open Sans" svg:font-family="'Open Sans', serif"/>
    <style:font-face style:name="sans-serif" svg:font-family="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1:42:18.02</meta:creation-date>
    <meta:document-statistic meta:table-count="0" meta:image-count="0" meta:object-count="0" meta:page-count="2" meta:paragraph-count="3" meta:word-count="808" meta:character-count="5456"/>
    <dc:date>2022-11-22T12:19:46.02</dc:date>
    <meta:editing-duration>PT6M56S</meta:editing-duration>
    <meta:editing-cycles>1</meta:editing-cycles>
    <meta:generator>OpenOffice/4.1.3$Win32 OpenOffice.org_project/413m1$Build-9783</meta:generator>
  </office:meta>
</office:document-meta>
</file>